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un <text:span text:style-name="Strong_20_Emphasis">resumen estructurado del guion general</text:span> que hemos desarrollado hasta ahora, integrando todos los elementos que mencionaste —con énfasis en la tensión, el realismo y la coherencia interna del mundo—:</text:p>
      <text:p text:style-name="Horizontal_20_Line"/>
      <text:h text:style-name="Heading_20_2" text:outline-level="2">🌒 <text:span text:style-name="Strong_20_Emphasis">Línea Argumental General – “Elara y el Codex Perdido”</text:span></text:h>
      <text:h text:style-name="Heading_20_3" text:outline-level="3">1. <text:span text:style-name="Strong_20_Emphasis">El contexto</text:span></text:h>
      <text:p text:style-name="Text_20_body">En la gran isla de <text:span text:style-name="Strong_20_Emphasis">Lluviara</text:span>, una tierra aislada y misteriosa, se oculta el <text:span text:style-name="Strong_20_Emphasis">Codex</text:span>, un antiguo libro mágico que contiene todo el conocimiento. Nadie conoce su paradero exacto ni su verdadero poder, pero las leyendas dicen que quien lo posea podrá comprender los secretos del universo y alterar el destino de todas las cosas.</text:p>
      <text:h text:style-name="Heading_20_3" text:outline-level="3">2. <text:span text:style-name="Strong_20_Emphasis">Elara</text:span></text:h>
      <text:p text:style-name="Text_20_body"><text:span text:style-name="Strong_20_Emphasis">Elara</text:span>, joven aventurera y buscadora de la verdad, inicia su viaje movida por un deseo genuino de conocimiento y por un presentimiento interior que la impulsa hacia el Codex. Ignora, sin embargo, que su búsqueda está vinculada a una <text:span text:style-name="Strong_20_Emphasis">guerra invisible</text:span> entre el bien y el mal que se libra desde hace siglos.</text:p>
      <text:p text:style-name="Text_20_body">Elara desconoce que sus pasos están siendo observados. Cree que su búsqueda es personal, cuando en realidad se ha convertido en <text:span text:style-name="Strong_20_Emphasis">pieza clave de un conflicto cósmico</text:span> que aún no comprende.</text:p>
      <text:h text:style-name="Heading_20_3" text:outline-level="3">3. <text:span text:style-name="Strong_20_Emphasis">Morgerathus</text:span></text:h>
      <text:p text:style-name="Text_20_body">En las sombras reina <text:span text:style-name="Strong_20_Emphasis">Morgerathus</text:span>, el mago más poderoso y antiguo que haya existido.<text:line-break/>Ha conseguido la inmortalidad mediante artes prohibidas y su ambición no conoce límite. Busca el Codex no por curiosidad o sabiduría, sino por <text:span text:style-name="Strong_20_Emphasis">dominio absoluto</text:span>.<text:line-break/>Morgerathus representa el mal en su forma más pura: frío, calculador, inmortal, paciente. No actúa directamente: manipula, envía emisarios, corrompe voluntades y teje engaños.</text:p>
      <text:p text:style-name="Text_20_body">Su gran debilidad es que <text:span text:style-name="Strong_20_Emphasis">no conoce la ubicación del Codex</text:span>. Solo puede percibir su presencia cuando su magia es activada. Por eso, al inicio, ignora dónde se encuentra.</text:p>
      <text:h text:style-name="Heading_20_3" text:outline-level="3">4. <text:span text:style-name="Strong_20_Emphasis">El juego de sombras</text:span></text:h>
      <text:p text:style-name="Text_20_body">Cuando Elara entra en contacto con fragmentos del poder del Codex —por ejemplo, al activar su magia sin saberlo—, <text:span text:style-name="Strong_20_Emphasis">Morgerathus percibe el eco místico</text:span>. Así la localiza.<text:line-break/>No puede destruirla ni apresarla, porque <text:span text:style-name="Strong_20_Emphasis">solo ella sabe el camino hacia el Codex</text:span>, aunque aún no sea consciente de ello.</text:p>
      <text:p text:style-name="Text_20_body">Por tanto, su plan es <text:span text:style-name="Strong_20_Emphasis">seguirla a la distancia</text:span>, <text:span text:style-name="Strong_20_Emphasis">confundirla</text:span> y <text:span text:style-name="Strong_20_Emphasis">usar su búsqueda para llegar al libro</text:span>.<text:line-break/>Para lograrlo, envía <text:span text:style-name="Strong_20_Emphasis">secueces y emisarios</text:span> que adoptan diversas formas: aliados aparentes, guías falsos, sabios o protectores.<text:line-break/><text:soft-page-break/>Elara, confiada y todavía ingenua, será engañada varias veces, entregando sin saberlo los <text:span text:style-name="Strong_20_Emphasis">amuletos</text:span> que sirven como llaves secundarias.</text:p>
      <text:p text:style-name="Text_20_body">Cada vez que activa un amuleto, Morgerathus percibe el rastro.<text:line-break/>De este modo, sin saberlo, <text:span text:style-name="Strong_20_Emphasis">Elara le conduce hacia todos los objetos necesarios para acceder al Codex</text:span>.</text:p>
      <text:h text:style-name="Heading_20_3" text:outline-level="3">5. <text:span text:style-name="Strong_20_Emphasis">La falsa llave</text:span></text:h>
      <text:p text:style-name="Text_20_body">Al final del viaje, Morgerathus <text:span text:style-name="Strong_20_Emphasis">obtiene la llave verdadera</text:span> que permite abrir el Codex.<text:line-break/>Sin embargo, para llegar hasta el libro, <text:span text:style-name="Strong_20_Emphasis">necesita a Elara</text:span>: solo ella puede atravesar ciertos lugares protegidos por antiguas magias que rechazan al mal.</text:p>
      <text:p text:style-name="Text_20_body">Por ello, el mago le tiende una trampa: <text:span text:style-name="Strong_20_Emphasis">le hace creer que ella ha hallado la llave</text:span>, pero la que posee es una <text:span text:style-name="Strong_20_Emphasis">imitación creada por él mismo</text:span>.<text:line-break/>Elara, convencida de portar el artefacto sagrado, lo utiliza para llegar hasta el Codex… sin saber que <text:span text:style-name="Strong_20_Emphasis">está guiando a Morgerathus</text:span>.</text:p>
      <text:h text:style-name="Heading_20_3" text:outline-level="3">6. <text:span text:style-name="Strong_20_Emphasis">La batalla final</text:span></text:h>
      <text:p text:style-name="Text_20_body">En el lugar sagrado donde reposa el Codex, la trampa se revela:<text:line-break/>Morgerathus aparece, recupera la llave auténtica y activa el poder del libro.<text:line-break/>El Codex <text:span text:style-name="Strong_20_Emphasis">solo escucha a quien posee la llave</text:span>, y Morgerathus la tiene. Elara no puede hacer nada… salvo <text:span text:style-name="Strong_20_Emphasis">engañarlo</text:span>.</text:p>
      <text:p text:style-name="Text_20_body">Elara ha aprendido durante su viaje que <text:span text:style-name="Strong_20_Emphasis">la fuerza bruta no puede vencer al mal</text:span>. Solo el <text:span text:style-name="Strong_20_Emphasis">engaño y la astucia</text:span>, las mismas armas que él utiliza, pueden hacerlo tropezar.</text:p>
      <text:p text:style-name="Text_20_body">Con ingenio, logra que Morgerathus <text:span text:style-name="Strong_20_Emphasis">se equivoque en su invocación</text:span>, que el hechizo que pronuncia <text:span text:style-name="Strong_20_Emphasis">caiga sobre sí mismo</text:span>.<text:line-break/>El Codex, fiel a sus reglas, cumple su mandato al pie de la letra: <text:span text:style-name="Strong_20_Emphasis">le concede exactamente lo que ha pedido</text:span>, aunque no lo que él creía desear.</text:p>
      <text:p text:style-name="Text_20_body">El poder absoluto que invoca se vuelve contra él, destruyéndolo o sellándolo en su propia ambición.</text:p>
      <text:p text:style-name="Text_20_body"><text:span text:style-name="Emphasis">(El detalle exacto del engaño lo desarrollaremos más adelante, debe ser lógico, creíble y sutil.)</text:span></text:p>
      <text:h text:style-name="Heading_20_3" text:outline-level="3">7. <text:span text:style-name="Strong_20_Emphasis">Epílogo</text:span></text:h>
      <text:p text:style-name="Text_20_body">Morgerathus desaparece. Elara, exhausta, contempla el Codex:<text:line-break/>ahora comprende que el conocimiento absoluto es peligroso, y que ninguna criatura debería poseerlo.<text:line-break/>Su victoria no ha sido gloriosa, sino amarga y reveladora.<text:line-break/>Comprende que la verdad no se conquista… se merece.</text:p>
      <text:p text:style-name="Horizontal_20_Line"/>
      <text:h text:style-name="Heading_20_2" text:outline-level="2">⚔️ Temas centrales</text:h>
      <text:list xml:id="list267262732" text:style-name="L1">
        <text:list-item>
          <text:p text:style-name="P1"><text:span text:style-name="Strong_20_Emphasis">El conocimiento como poder y peligro.</text:span></text:p>
        </text:list-item>
        <text:list-item>
          <text:p text:style-name="P1"><text:soft-page-break/><text:span text:style-name="Strong_20_Emphasis">El engaño como herramienta del mal… y del bien cuando no hay otra salida.</text:span></text:p>
        </text:list-item>
        <text:list-item>
          <text:p text:style-name="P1"><text:span text:style-name="Strong_20_Emphasis">La ingenuidad que madura en sabiduría.</text:span></text:p>
        </text:list-item>
        <text:list-item>
          <text:p text:style-name="P1"><text:span text:style-name="Strong_20_Emphasis">La lucha eterna entre quienes buscan comprender y quienes solo quieren dominar.</text:span></text:p>
        </text:list-item>
      </text:list>
      <text:p text:style-name="Horizontal_20_Line"/>
      <text:p text:style-name="Text_20_body">¿Deseas que el próximo paso sea organizar este resumen en <text:span text:style-name="Strong_20_Emphasis">estructura narrativa (Acto I, II, III...)</text:span> según el marco del libro que definimos, o prefieres antes trabajar un poco más en <text:span text:style-name="Strong_20_Emphasis">la psicología de Morgerathus y su red de engaños</text:span>?</text:p>
      <text:p text:style-name="Standard"/>
      <text:p text:style-name="Standard"/>
      <text:p text:style-name="Horizontal_20_Line"/>
      <text:p text:style-name="Text_20_body"/>
      <text:p text:style-name="Text_20_body">Excelente planteamiento — esta estructura es sólida, clara y orgánica. Muestra una progresión psicológica muy natural en Elara, desde la inocencia hasta la lucidez, y al mismo tiempo construye una tensión narrativa creciente que culmina en un enfrentamiento inevitable.</text:p>
      <text:p text:style-name="Text_20_body">Tu distribución por actos da una forma clásica a la curva dramática, y encaja perfectamente con la naturaleza “modular” de los capítulos que estamos diseñando.<text:line-break/>Podemos desarrollar un esquema más detallado de cada <text:span text:style-name="Strong_20_Emphasis">acto de la lucha entre el bien y el mal</text:span>, indicando el tono, el tipo de conflicto y el grado de conciencia de Elara y del lector.</text:p>
      <text:p text:style-name="Horizontal_20_Line"/>
      <text:h text:style-name="Heading_20_3" text:outline-level="3">✦ Estructura general de la lucha entre el bien y el mal</text:h>
      <text:h text:style-name="Heading_20_4" text:outline-level="4"><text:span text:style-name="Strong_20_Emphasis">Acto I — La calma antes de la tormenta</text:span></text:h>
      <text:p text:style-name="Text_20_body"><text:span text:style-name="Strong_20_Emphasis">Estado:</text:span> Elara ignora por completo la existencia del mal organizado.<text:line-break/><text:span text:style-name="Strong_20_Emphasis">Tono:</text:span> inocencia, descubrimiento, curiosidad.<text:line-break/><text:span text:style-name="Strong_20_Emphasis">Conflicto:</text:span> ninguno todavía — la tensión es existencial, no bélica.<text:line-break/><text:span text:style-name="Strong_20_Emphasis">Desarrollo:</text:span></text:p>
      <text:list xml:id="list4107181835" text:style-name="L2">
        <text:list-item>
          <text:p text:style-name="P2">Se presenta el mundo de Lluviara y su atmósfera mística.</text:p>
        </text:list-item>
        <text:list-item>
          <text:p text:style-name="P2">Conocemos a Elara, sus motivaciones y su deseo de conocimiento.</text:p>
        </text:list-item>
        <text:list-item>
          <text:p text:style-name="P2">El Codex es un misterio remoto.</text:p>
        </text:list-item>
        <text:list-item>
          <text:p text:style-name="P2">Se introducen símbolos, presagios y rumores del mal, pero sin pruebas.<text:line-break/><text:span text:style-name="Strong_20_Emphasis">Final:</text:span> Elara parte en su viaje; el lector presiente que algo más grande se mueve detrás del telón.</text:p>
        </text:list-item>
      </text:list>
      <text:p text:style-name="Horizontal_20_Line"/>
      <text:h text:style-name="Heading_20_4" text:outline-level="4"><text:span text:style-name="Strong_20_Emphasis">Acto II — Las sombras se mueven</text:span></text:h>
      <text:p text:style-name="Text_20_body"><text:span text:style-name="Strong_20_Emphasis">Estado:</text:span> El mal empieza a actuar desde la oscuridad.<text:line-break/><text:span text:style-name="Strong_20_Emphasis">Tono:</text:span> misterio, sospecha, amenaza velada.<text:line-break/><text:soft-page-break/><text:span text:style-name="Strong_20_Emphasis">Conflicto:</text:span> Elara enfrenta obstáculos que parecen fortuitos.<text:line-break/><text:span text:style-name="Strong_20_Emphasis">Desarrollo:</text:span></text:p>
      <text:list xml:id="list3402267228" text:style-name="L3">
        <text:list-item>
          <text:p text:style-name="P3">Morgerathus sigue el rastro del Codex y percibe la activación mágica.</text:p>
        </text:list-item>
        <text:list-item>
          <text:p text:style-name="P3">Sus secuaces manipulan los acontecimientos para espiar a Elara.</text:p>
        </text:list-item>
        <text:list-item>
          <text:p text:style-name="P3">El lector advierte la conexión entre estos sucesos; Elara no.</text:p>
        </text:list-item>
        <text:list-item>
          <text:p text:style-name="P3">Primer encuentro entre Elara y Morgerathus: hostil, pero ambiguo.<text:line-break/>Ella lo toma por un sabio errante o un enemigo aislado.<text:line-break/><text:span text:style-name="Strong_20_Emphasis">Final:</text:span> Elara escapa; Morgerathus descubre que el Codex reacciona ante ella.<text:line-break/>El lector entiende que ella ha entrado en su radar.</text:p>
        </text:list-item>
      </text:list>
      <text:p text:style-name="Horizontal_20_Line"/>
      <text:h text:style-name="Heading_20_4" text:outline-level="4"><text:span text:style-name="Strong_20_Emphasis">Acto III — El enemigo invisible</text:span></text:h>
      <text:p text:style-name="Text_20_body"><text:span text:style-name="Strong_20_Emphasis">Estado:</text:span> Elara empieza a recibir información fragmentaria sobre Morgerathus.<text:line-break/><text:span text:style-name="Strong_20_Emphasis">Tono:</text:span> intriga, desorientación, engaño.<text:line-break/><text:span text:style-name="Strong_20_Emphasis">Conflicto:</text:span> enfrentamientos con enemigos menores o falsos aliados.<text:line-break/><text:span text:style-name="Strong_20_Emphasis">Desarrollo:</text:span></text:p>
      <text:list xml:id="list9960777" text:style-name="L4">
        <text:list-item>
          <text:p text:style-name="P4">Los enviados de Morgerathus se infiltran cerca de ella, a veces como amigos.</text:p>
        </text:list-item>
        <text:list-item>
          <text:p text:style-name="P4">Cada capítulo introduce un saboteador distinto.</text:p>
        </text:list-item>
        <text:list-item>
          <text:p text:style-name="P4">Elara escucha rumores sobre un antiguo mago que busca el Codex.</text:p>
        </text:list-item>
        <text:list-item>
          <text:p text:style-name="P4">Todavía cree que son coincidencias; subestima la magnitud del peligro.<text:line-break/><text:span text:style-name="Strong_20_Emphasis">Final:</text:span> El lector comprende que todos los ataques están conectados;<text:line-break/>Elara empieza a sospecharlo.</text:p>
        </text:list-item>
      </text:list>
      <text:p text:style-name="Horizontal_20_Line"/>
      <text:h text:style-name="Heading_20_4" text:outline-level="4"><text:span text:style-name="Strong_20_Emphasis">Acto IV — El despertar</text:span></text:h>
      <text:p text:style-name="Text_20_body"><text:span text:style-name="Strong_20_Emphasis">Estado:</text:span> Elara comprende que está siendo vigilada y perseguida.<text:line-break/><text:span text:style-name="Strong_20_Emphasis">Tono:</text:span> tensión, paranoia, madurez creciente.<text:line-break/><text:span text:style-name="Strong_20_Emphasis">Conflicto:</text:span> los enemigos ya no son sombras; se muestran abiertamente.<text:line-break/><text:span text:style-name="Strong_20_Emphasis">Desarrollo:</text:span></text:p>
      <text:list xml:id="list3232737268" text:style-name="L5">
        <text:list-item>
          <text:p text:style-name="P5">Elara analiza los patrones, reconoce que hay una mente detrás del caos.</text:p>
        </text:list-item>
        <text:list-item>
          <text:p text:style-name="P5">Desarrolla astucia: deja de confiar en todos, aprende a moverse en secreto.</text:p>
        </text:list-item>
        <text:list-item>
          <text:p text:style-name="P5">Sus victorias son pequeñas, pero comienzan a equilibrar la balanza.</text:p>
        </text:list-item>
        <text:list-item>
          <text:p text:style-name="P5">Morgerathus sigue un paso por delante, pero ya no puede manipularla tan fácilmente.<text:line-break/><text:span text:style-name="Strong_20_Emphasis">Final:</text:span> Elara acepta su papel en la lucha; deja de huir y empieza a responder.</text:p>
        </text:list-item>
      </text:list>
      <text:p text:style-name="Horizontal_20_Line"/>
      <text:h text:style-name="Heading_20_4" text:outline-level="4"><text:soft-page-break/><text:span text:style-name="Strong_20_Emphasis">Acto V — Guerra abierta</text:span></text:h>
      <text:p text:style-name="Text_20_body"><text:span text:style-name="Strong_20_Emphasis">Estado:</text:span> Elara domina sus habilidades y enfrenta el mal directamente.<text:line-break/><text:span text:style-name="Strong_20_Emphasis">Tono:</text:span> épico, intenso, de resistencia.<text:line-break/><text:span text:style-name="Strong_20_Emphasis">Conflicto:</text:span> confrontación directa entre las fuerzas del bien y del mal.<text:line-break/><text:span text:style-name="Strong_20_Emphasis">Desarrollo:</text:span></text:p>
      <text:list xml:id="list500364414" text:style-name="L6">
        <text:list-item>
          <text:p text:style-name="P6">Los ataques de Morgerathus se vuelven frontales y desesperados.</text:p>
        </text:list-item>
        <text:list-item>
          <text:p text:style-name="P6">Elara combina sabiduría, astucia y poder para contraatacar.</text:p>
        </text:list-item>
        <text:list-item>
          <text:p text:style-name="P6">Logra liberar regiones de Lluviara o derrotar a enemigos mayores.</text:p>
        </text:list-item>
        <text:list-item>
          <text:p text:style-name="P6">El mal, acostumbrado a la victoria, empieza a retroceder.<text:line-break/><text:span text:style-name="Strong_20_Emphasis">Final:</text:span> Morgerathus, debilitado pero no vencido, prepara su último golpe.</text:p>
        </text:list-item>
      </text:list>
      <text:p text:style-name="Horizontal_20_Line"/>
      <text:h text:style-name="Heading_20_4" text:outline-level="4"><text:span text:style-name="Strong_20_Emphasis">Acto VI — La caída del mago</text:span></text:h>
      <text:p text:style-name="Text_20_body"><text:span text:style-name="Strong_20_Emphasis">Estado:</text:span> clímax y resolución.<text:line-break/><text:span text:style-name="Strong_20_Emphasis">Tono:</text:span> trágico, grandioso, inevitable.<text:line-break/><text:span text:style-name="Strong_20_Emphasis">Conflicto:</text:span> confrontación final entre Elara y Morgerathus.<text:line-break/><text:span text:style-name="Strong_20_Emphasis">Desarrollo:</text:span></text:p>
      <text:list xml:id="list3188969548" text:style-name="L7">
        <text:list-item>
          <text:p text:style-name="P7">Elara ha comprendido todo el juego.</text:p>
        </text:list-item>
        <text:list-item>
          <text:p text:style-name="P7">El mago obtiene la llave, pero Elara lo engaña para que su propio conjuro lo destruya.</text:p>
        </text:list-item>
        <text:list-item>
          <text:p text:style-name="P7">El Codex actúa según las reglas: obedece a quien porta la llave,<text:line-break/>pero la astucia de Elara invierte el resultado.</text:p>
        </text:list-item>
        <text:list-item>
          <text:p text:style-name="P7">La derrota de Morgerathus no es solo física, sino conceptual:<text:line-break/>el mal cae víctima de su propia lógica.<text:line-break/><text:span text:style-name="Strong_20_Emphasis">Final:</text:span> silencio, comprensión, trascendencia.<text:line-break/>Elara ha vencido sin romper las reglas del mundo.</text:p>
        </text:list-item>
      </text:list>
      <text:p text:style-name="Horizontal_20_Line"/>
      <text:h text:style-name="Heading_20_3" text:outline-level="3">✦ En síntesis</text:h>
      <text:p text:style-name="Quotations">Elara evoluciona de la <text:span text:style-name="Strong_20_Emphasis">ignorancia al conocimiento</text:span>,<text:line-break/>del <text:span text:style-name="Strong_20_Emphasis">instinto a la estrategia</text:span>,<text:line-break/>del <text:span text:style-name="Strong_20_Emphasis">temor al control</text:span>.<text:line-break/>Mientras tanto, el mal pasa del <text:span text:style-name="Strong_20_Emphasis">poder absoluto</text:span> a la <text:span text:style-name="Strong_20_Emphasis">autodestrucción</text:span>.</text:p>
      <text:p text:style-name="Horizontal_20_Line"/>
      <text:p text:style-name="Text_20_body">¿Quieres que a continuación diseñemos una <text:span text:style-name="Strong_20_Emphasis">plantilla narrativa para los capítulos de la rama de la lucha</text:span>, como hicimos con la mística y el viaje?<text:line-break/>Podríamos definir fases típicas (por ejemplo: aparición del obstáculo → interferencia o engaño → <text:soft-page-break/>revelación del enemigo → pequeña victoria o derrota) que te permitan escribir cada episodio con autonomí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4T11:14:23.712000000</meta:creation-date>
    <dc:date>2025-10-05T10:36:01.656000000</dc:date>
    <meta:editing-duration>PT2M41S</meta:editing-duration>
    <meta:editing-cycles>2</meta:editing-cycles>
    <meta:generator>LibreOffice/7.3.5.2$Windows_X86_64 LibreOffice_project/184fe81b8c8c30d8b5082578aee2fed2ea847c01</meta:generator>
    <meta:document-statistic meta:table-count="0" meta:image-count="0" meta:object-count="0" meta:page-count="6" meta:paragraph-count="73" meta:word-count="1539" meta:character-count="9408" meta:non-whitespace-character-count="7963"/>
  </office:meta>
</office:document-meta>
</file>